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e875" officeooo:paragraph-rsid="0007e875"/>
    </style:style>
    <style:style style:name="P2" style:family="paragraph" style:parent-style-name="Standard">
      <style:paragraph-properties fo:text-align="center" style:justify-single-word="false"/>
      <style:text-properties officeooo:rsid="0007e875" officeooo:paragraph-rsid="0007e875"/>
    </style:style>
    <style:style style:name="P3" style:family="paragraph" style:parent-style-name="Standard">
      <style:text-properties officeooo:rsid="0007e875" officeooo:paragraph-rsid="00099742"/>
    </style:style>
    <style:style style:name="P4" style:family="paragraph" style:parent-style-name="Standard">
      <style:text-properties officeooo:rsid="0007e875" officeooo:paragraph-rsid="000a5c56"/>
    </style:style>
    <style:style style:name="P5" style:family="paragraph" style:parent-style-name="Standard">
      <style:text-properties fo:font-style="italic" officeooo:rsid="0007e875" officeooo:paragraph-rsid="0020ce97" style:font-style-asian="italic" style:font-style-complex="italic"/>
    </style:style>
    <style:style style:name="P6" style:family="paragraph" style:parent-style-name="Standard">
      <style:text-properties officeooo:rsid="00099742" officeooo:paragraph-rsid="0007e875"/>
    </style:style>
    <style:style style:name="P7" style:family="paragraph" style:parent-style-name="Standard">
      <style:text-properties officeooo:rsid="00099742" officeooo:paragraph-rsid="00099742"/>
    </style:style>
    <style:style style:name="P8" style:family="paragraph" style:parent-style-name="Standard">
      <style:text-properties officeooo:rsid="00099742" officeooo:paragraph-rsid="000a27f0"/>
    </style:style>
    <style:style style:name="P9" style:family="paragraph" style:parent-style-name="Standard">
      <style:text-properties officeooo:rsid="00099742" officeooo:paragraph-rsid="000a4c9d"/>
    </style:style>
    <style:style style:name="P10" style:family="paragraph" style:parent-style-name="Standard">
      <style:text-properties officeooo:rsid="00099742" officeooo:paragraph-rsid="002383b9"/>
    </style:style>
    <style:style style:name="P11" style:family="paragraph" style:parent-style-name="Standard">
      <style:text-properties officeooo:rsid="000a27f0" officeooo:paragraph-rsid="000a27f0"/>
    </style:style>
    <style:style style:name="P12" style:family="paragraph" style:parent-style-name="Standard">
      <style:text-properties officeooo:rsid="000a4c9d" officeooo:paragraph-rsid="000a4c9d"/>
    </style:style>
    <style:style style:name="P13" style:family="paragraph" style:parent-style-name="Standard">
      <style:text-properties officeooo:rsid="000a4c9d" officeooo:paragraph-rsid="0020ce97"/>
    </style:style>
    <style:style style:name="P14" style:family="paragraph" style:parent-style-name="Standard">
      <style:text-properties officeooo:rsid="000a5c56" officeooo:paragraph-rsid="000a5c56"/>
    </style:style>
    <style:style style:name="P15" style:family="paragraph" style:parent-style-name="Standard">
      <style:text-properties officeooo:rsid="000c40cc" officeooo:paragraph-rsid="000c40cc"/>
    </style:style>
    <style:style style:name="P16" style:family="paragraph" style:parent-style-name="Standard">
      <style:text-properties officeooo:rsid="000d420e" officeooo:paragraph-rsid="000d420e"/>
    </style:style>
    <style:style style:name="P17" style:family="paragraph" style:parent-style-name="Standard">
      <style:text-properties officeooo:rsid="000d420e" officeooo:paragraph-rsid="000f934e"/>
    </style:style>
    <style:style style:name="P18" style:family="paragraph" style:parent-style-name="Standard">
      <style:text-properties officeooo:rsid="000e7339" officeooo:paragraph-rsid="000e7339"/>
    </style:style>
    <style:style style:name="P19" style:family="paragraph" style:parent-style-name="Standard">
      <style:text-properties officeooo:rsid="000eaca0" officeooo:paragraph-rsid="000eaca0"/>
    </style:style>
    <style:style style:name="P20" style:family="paragraph" style:parent-style-name="Standard">
      <style:text-properties officeooo:rsid="000eaca0" officeooo:paragraph-rsid="000eeb5c"/>
    </style:style>
    <style:style style:name="P21" style:family="paragraph" style:parent-style-name="Standard">
      <style:text-properties officeooo:rsid="000f934e" officeooo:paragraph-rsid="000f934e"/>
    </style:style>
    <style:style style:name="P22" style:family="paragraph" style:parent-style-name="Standard">
      <style:text-properties officeooo:rsid="001010b0" officeooo:paragraph-rsid="001010b0"/>
    </style:style>
    <style:style style:name="P23" style:family="paragraph" style:parent-style-name="Standard">
      <style:text-properties officeooo:rsid="00140c3f" officeooo:paragraph-rsid="0016861c"/>
    </style:style>
    <style:style style:name="P24" style:family="paragraph" style:parent-style-name="Standard">
      <style:text-properties officeooo:rsid="00140c3f" officeooo:paragraph-rsid="00198c65"/>
    </style:style>
    <style:style style:name="P25" style:family="paragraph" style:parent-style-name="Standard">
      <style:text-properties officeooo:rsid="00155262" officeooo:paragraph-rsid="00140c3f"/>
    </style:style>
    <style:style style:name="P26" style:family="paragraph" style:parent-style-name="Standard">
      <style:text-properties officeooo:rsid="0016eb31" officeooo:paragraph-rsid="0016eb31"/>
    </style:style>
    <style:style style:name="P27" style:family="paragraph" style:parent-style-name="Standard">
      <style:text-properties officeooo:rsid="0016eb31" officeooo:paragraph-rsid="00198c65"/>
    </style:style>
    <style:style style:name="P28" style:family="paragraph" style:parent-style-name="Standard">
      <style:text-properties officeooo:rsid="00183b17" officeooo:paragraph-rsid="00183b17"/>
    </style:style>
    <style:style style:name="P29" style:family="paragraph" style:parent-style-name="Standard">
      <style:text-properties officeooo:rsid="00183b17" officeooo:paragraph-rsid="0024a6bb"/>
    </style:style>
    <style:style style:name="P30" style:family="paragraph" style:parent-style-name="Standard">
      <style:text-properties officeooo:rsid="00198c65" officeooo:paragraph-rsid="00198c65"/>
    </style:style>
    <style:style style:name="P31" style:family="paragraph" style:parent-style-name="Standard">
      <style:text-properties officeooo:rsid="001a46e7" officeooo:paragraph-rsid="001a46e7"/>
    </style:style>
    <style:style style:name="P32" style:family="paragraph" style:parent-style-name="Standard">
      <style:text-properties officeooo:rsid="001a46e7" officeooo:paragraph-rsid="001c1745"/>
    </style:style>
    <style:style style:name="P33" style:family="paragraph" style:parent-style-name="Standard">
      <style:text-properties officeooo:rsid="001a46e7" officeooo:paragraph-rsid="001cc8c8"/>
    </style:style>
    <style:style style:name="P34" style:family="paragraph" style:parent-style-name="Standard">
      <style:text-properties officeooo:rsid="001bf430" officeooo:paragraph-rsid="001a46e7"/>
    </style:style>
    <style:style style:name="P35" style:family="paragraph" style:parent-style-name="Standard">
      <style:text-properties officeooo:rsid="001c1745" officeooo:paragraph-rsid="001c1745"/>
    </style:style>
    <style:style style:name="P36" style:family="paragraph" style:parent-style-name="Standard">
      <style:text-properties officeooo:rsid="001cc8c8" officeooo:paragraph-rsid="001cc8c8"/>
    </style:style>
    <style:style style:name="P37" style:family="paragraph" style:parent-style-name="Standard">
      <style:text-properties officeooo:rsid="001cc8c8" officeooo:paragraph-rsid="001e3282"/>
    </style:style>
    <style:style style:name="P38" style:family="paragraph" style:parent-style-name="Standard">
      <style:text-properties officeooo:rsid="001cc8c8" officeooo:paragraph-rsid="0024a6bb"/>
    </style:style>
    <style:style style:name="P39" style:family="paragraph" style:parent-style-name="Standard">
      <style:text-properties fo:font-size="8pt" officeooo:rsid="001a46e7" officeooo:paragraph-rsid="001c1745" style:font-size-asian="8pt" style:font-size-complex="8pt"/>
    </style:style>
    <style:style style:name="P40" style:family="paragraph" style:parent-style-name="Standard">
      <style:text-properties fo:font-size="8pt" officeooo:rsid="001c1745" officeooo:paragraph-rsid="001c1745" style:font-size-asian="8pt" style:font-size-complex="8pt"/>
    </style:style>
    <style:style style:name="P41" style:family="paragraph" style:parent-style-name="Standard">
      <style:text-properties officeooo:rsid="001e3282" officeooo:paragraph-rsid="001e3282"/>
    </style:style>
    <style:style style:name="P42" style:family="paragraph" style:parent-style-name="Standard">
      <style:text-properties officeooo:rsid="001e3282" officeooo:paragraph-rsid="001f88ec"/>
    </style:style>
    <style:style style:name="P43" style:family="paragraph" style:parent-style-name="Standard">
      <style:text-properties officeooo:rsid="001e3282" officeooo:paragraph-rsid="0024a6bb"/>
    </style:style>
    <style:style style:name="P44" style:family="paragraph" style:parent-style-name="Standard">
      <style:text-properties officeooo:rsid="001f88ec" officeooo:paragraph-rsid="001f88ec"/>
    </style:style>
    <style:style style:name="P45" style:family="paragraph" style:parent-style-name="Standard">
      <style:text-properties officeooo:rsid="001f88ec" officeooo:paragraph-rsid="0021c51a"/>
    </style:style>
    <style:style style:name="P46" style:family="paragraph" style:parent-style-name="Standard">
      <style:text-properties officeooo:rsid="0020ce97" officeooo:paragraph-rsid="0020ce97"/>
    </style:style>
    <style:style style:name="P47" style:family="paragraph" style:parent-style-name="Standard">
      <style:text-properties officeooo:rsid="0020ce97" officeooo:paragraph-rsid="0021c51a"/>
    </style:style>
    <style:style style:name="P48" style:family="paragraph" style:parent-style-name="Standard">
      <style:text-properties officeooo:rsid="0021c51a" officeooo:paragraph-rsid="0021c51a"/>
    </style:style>
    <style:style style:name="P49" style:family="paragraph" style:parent-style-name="Standard">
      <style:text-properties officeooo:rsid="0025b52b" officeooo:paragraph-rsid="001f88ec"/>
    </style:style>
    <style:style style:name="P50" style:family="paragraph" style:parent-style-name="Standard">
      <style:text-properties officeooo:rsid="0025b52b" officeooo:paragraph-rsid="0025b52b"/>
    </style:style>
    <style:style style:name="P51" style:family="paragraph" style:parent-style-name="Standard">
      <style:paragraph-properties fo:break-before="page"/>
      <style:text-properties officeooo:rsid="00198c65" officeooo:paragraph-rsid="00198c65"/>
    </style:style>
    <style:style style:name="P52" style:family="paragraph" style:parent-style-name="Standard">
      <style:paragraph-properties fo:break-before="page"/>
      <style:text-properties officeooo:rsid="0007e875" officeooo:paragraph-rsid="000a5c56"/>
    </style:style>
    <style:style style:name="P53" style:family="paragraph" style:parent-style-name="Standard">
      <style:paragraph-properties fo:break-before="page"/>
      <style:text-properties officeooo:rsid="000c40cc" officeooo:paragraph-rsid="000c40cc"/>
    </style:style>
    <style:style style:name="P54" style:family="paragraph" style:parent-style-name="Standard">
      <style:paragraph-properties fo:break-before="page"/>
      <style:text-properties officeooo:rsid="000f934e" officeooo:paragraph-rsid="000f934e"/>
    </style:style>
    <style:style style:name="T1" style:family="text">
      <style:text-properties officeooo:rsid="0007e875"/>
    </style:style>
    <style:style style:name="T2" style:family="text">
      <style:text-properties officeooo:rsid="000885bd"/>
    </style:style>
    <style:style style:name="T3" style:family="text">
      <style:text-properties officeooo:rsid="00099742"/>
    </style:style>
    <style:style style:name="T4" style:family="text">
      <style:text-properties officeooo:rsid="000a27f0"/>
    </style:style>
    <style:style style:name="T5" style:family="text">
      <style:text-properties officeooo:rsid="000a4c9d"/>
    </style:style>
    <style:style style:name="T6" style:family="text">
      <style:text-properties style:text-position="sub 58%"/>
    </style:style>
    <style:style style:name="T7" style:family="text">
      <style:text-properties style:text-position="sub 58%" officeooo:rsid="000d420e"/>
    </style:style>
    <style:style style:name="T8" style:family="text">
      <style:text-properties style:text-position="sub 58%" officeooo:rsid="000eeb5c"/>
    </style:style>
    <style:style style:name="T9" style:family="text">
      <style:text-properties style:text-position="sub 58%" officeooo:rsid="00140c3f"/>
    </style:style>
    <style:style style:name="T10" style:family="text">
      <style:text-properties style:text-position="sub 58%" officeooo:rsid="0016861c"/>
    </style:style>
    <style:style style:name="T11" style:family="text">
      <style:text-properties style:text-position="sub 58%" officeooo:rsid="0016eb31"/>
    </style:style>
    <style:style style:name="T12" style:family="text">
      <style:text-properties officeooo:rsid="000a5c56"/>
    </style:style>
    <style:style style:name="T13" style:family="text">
      <style:text-properties style:text-position="0% 100%"/>
    </style:style>
    <style:style style:name="T14" style:family="text">
      <style:text-properties style:text-position="0% 100%" officeooo:rsid="000a5c56"/>
    </style:style>
    <style:style style:name="T15" style:family="text">
      <style:text-properties style:text-position="0% 100%" officeooo:rsid="000a4c9d"/>
    </style:style>
    <style:style style:name="T16" style:family="text">
      <style:text-properties style:text-position="0% 100%" officeooo:rsid="000e7339"/>
    </style:style>
    <style:style style:name="T17" style:family="text">
      <style:text-properties style:text-position="0% 100%" officeooo:rsid="000f934e"/>
    </style:style>
    <style:style style:name="T18" style:family="text">
      <style:text-properties style:text-position="0% 100%" officeooo:rsid="00140c3f"/>
    </style:style>
    <style:style style:name="T19" style:family="text">
      <style:text-properties style:text-position="0% 100%" officeooo:rsid="00155262"/>
    </style:style>
    <style:style style:name="T20" style:family="text">
      <style:text-properties style:text-position="0% 100%" officeooo:rsid="0016861c"/>
    </style:style>
    <style:style style:name="T21" style:family="text">
      <style:text-properties style:text-position="0% 100%" officeooo:rsid="0016eb31"/>
    </style:style>
    <style:style style:name="T22" style:family="text">
      <style:text-properties style:text-position="0% 100%" officeooo:rsid="00099742"/>
    </style:style>
    <style:style style:name="T23" style:family="text">
      <style:text-properties style:text-position="0% 100%" officeooo:rsid="00183b17"/>
    </style:style>
    <style:style style:name="T24" style:family="text">
      <style:text-properties style:text-position="0% 100%" officeooo:rsid="00198c65"/>
    </style:style>
    <style:style style:name="T25" style:family="text">
      <style:text-properties style:text-position="0% 100%" officeooo:rsid="001c1745"/>
    </style:style>
    <style:style style:name="T26" style:family="text">
      <style:text-properties style:text-position="0% 100%" officeooo:rsid="001cc8c8"/>
    </style:style>
    <style:style style:name="T27" style:family="text">
      <style:text-properties style:text-position="0% 100%" officeooo:rsid="001db82f"/>
    </style:style>
    <style:style style:name="T28" style:family="text">
      <style:text-properties style:text-position="0% 100%" officeooo:rsid="001e3282"/>
    </style:style>
    <style:style style:name="T29" style:family="text">
      <style:text-properties style:text-position="0% 100%" fo:font-size="8pt" style:font-size-asian="8pt" style:font-size-complex="8pt"/>
    </style:style>
    <style:style style:name="T30" style:family="text">
      <style:text-properties style:text-position="0% 100%" fo:font-size="8pt" officeooo:rsid="00099742" style:font-size-asian="8pt" style:font-size-complex="8pt"/>
    </style:style>
    <style:style style:name="T31" style:family="text">
      <style:text-properties style:text-position="0% 100%" fo:font-size="8pt" officeooo:rsid="001c1745" style:font-size-asian="8pt" style:font-size-complex="8pt"/>
    </style:style>
    <style:style style:name="T32" style:family="text">
      <style:text-properties style:text-position="0% 100%" officeooo:rsid="001f88ec"/>
    </style:style>
    <style:style style:name="T33" style:family="text">
      <style:text-properties style:text-position="0% 100%" officeooo:rsid="0020a1fa"/>
    </style:style>
    <style:style style:name="T34" style:family="text">
      <style:text-properties style:text-position="0% 100%" officeooo:rsid="0020ce97"/>
    </style:style>
    <style:style style:name="T35" style:family="text">
      <style:text-properties style:text-position="0% 100%" officeooo:rsid="0021c51a"/>
    </style:style>
    <style:style style:name="T36" style:family="text">
      <style:text-properties style:text-position="0% 100%" officeooo:rsid="002383b9"/>
    </style:style>
    <style:style style:name="T37" style:family="text">
      <style:text-properties style:text-position="0% 100%" officeooo:rsid="0024a6bb"/>
    </style:style>
    <style:style style:name="T38" style:family="text">
      <style:text-properties style:text-position="0% 100%" officeooo:rsid="0025b52b"/>
    </style:style>
    <style:style style:name="T39" style:family="text">
      <style:text-properties style:text-position="super 58%"/>
    </style:style>
    <style:style style:name="T40" style:family="text">
      <style:text-properties style:text-position="super 58%" officeooo:rsid="000a4c9d"/>
    </style:style>
    <style:style style:name="T41" style:family="text">
      <style:text-properties style:text-position="super 58%" officeooo:rsid="000f934e"/>
    </style:style>
    <style:style style:name="T42" style:family="text">
      <style:text-properties style:text-position="super 58%" officeooo:rsid="001c1745"/>
    </style:style>
    <style:style style:name="T43" style:family="text">
      <style:text-properties style:text-position="super 58%" fo:font-size="8pt" style:font-size-asian="8pt" style:font-size-complex="8pt"/>
    </style:style>
    <style:style style:name="T44" style:family="text">
      <style:text-properties officeooo:rsid="000d420e"/>
    </style:style>
    <style:style style:name="T45" style:family="text">
      <style:text-properties officeooo:rsid="000eaca0"/>
    </style:style>
    <style:style style:name="T46" style:family="text">
      <style:text-properties officeooo:rsid="000eeb5c"/>
    </style:style>
    <style:style style:name="T47" style:family="text">
      <style:text-properties officeooo:rsid="001010b0"/>
    </style:style>
    <style:style style:name="T48" style:family="text">
      <style:text-properties fo:font-style="italic" style:font-style-asian="italic" style:font-style-complex="italic"/>
    </style:style>
    <style:style style:name="T49" style:family="text">
      <style:text-properties officeooo:rsid="001f88ec"/>
    </style:style>
    <style:style style:name="T50" style:family="text">
      <style:text-properties officeooo:rsid="001ff7cd"/>
    </style:style>
    <style:style style:name="T51" style:family="text">
      <style:text-properties officeooo:rsid="0020a1fa"/>
    </style:style>
    <style:style style:name="T52" style:family="text">
      <style:text-properties officeooo:rsid="0020ce97"/>
    </style:style>
    <style:style style:name="T53" style:family="text">
      <style:text-properties officeooo:rsid="002383b9"/>
    </style:style>
    <style:style style:name="T54" style:family="text">
      <style:text-properties officeooo:rsid="0024a6bb"/>
    </style:style>
    <style:style style:name="T55" style:family="text">
      <style:text-properties officeooo:rsid="0025b5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iversal Existential Path<text:span text:style-name="T50"> is<text:line-break/>The Opposite Concept of<text:line-break/>Function Composition that</text:span><text:line-break/><text:span text:style-name="T50">Constructs Ordinary Conditions</text:span></text:p>
      <text:p text:style-name="P2">by Sven Nilsen, 2017</text:p>
      <text:p text:style-name="P1"/>
      <text:p text:style-name="P5">Universal existential paths are used as oracles for reasoning about a particular class of <text:span text:style-name="T2">hypothetical </text:span>perfect problem solvers. <text:span text:style-name="T51">Using</text:span> a new concept, based on the inverse oracle, <text:span text:style-name="T49">defines the sub-type of assumptions that holds for any proof criteria, not just for logic, but for functions in general used for proofs, e.g. confidence interval in probabilistic logic. The inverse oracle exists in the simple form of function composition, which is likely the simplest idea in computing and the extreme opposite in complexity to universal existential paths themselves.</text:span></text:p>
      <text:p text:style-name="P1"/>
      <text:p text:style-name="P44">The major <text:span text:style-name="T52">result of this paper is that there are two definitions of inverse universal existential paths:</text:span></text:p>
      <text:p text:style-name="P42"><text:span text:style-name="T32"/></text:p>
      <text:p text:style-name="P42"><text:span text:style-name="T32"><text:tab/></text:span><text:span text:style-name="T15">∃</text:span><text:span text:style-name="T40">-</text:span><text:span text:style-name="T41">1</text:span><text:span text:style-name="T17">f{}</text:span><text:span text:style-name="T24"> :</text:span><text:span text:style-name="T32">= \</text:span><text:span text:style-name="T24">(h : </text:span><text:span text:style-name="T33">B → bool</text:span><text:span text:style-name="T24">) </text:span><text:span text:style-name="T32">=</text:span><text:span text:style-name="T13"> h . f</text:span></text:p>
      <text:p text:style-name="P43"><text:span text:style-name="T13"><text:tab/></text:span><text:span text:style-name="T15">∃</text:span><text:span text:style-name="T40">-</text:span><text:span text:style-name="T41">1</text:span><text:span text:style-name="T17">f{} := \(h : B → bool) = </text:span><text:span text:style-name="T16">argmax g : [∃f{}] </text:span><text:span text:style-name="T17">h</text:span><text:span text:style-name="T16"> { |g| }</text:span></text:p>
      <text:p text:style-name="P43"><text:span text:style-name="T16"/></text:p>
      <text:p text:style-name="P42"><text:span text:style-name="T13"><text:tab/></text:span><text:span text:style-name="T32">f : A → B</text:span></text:p>
      <text:p text:style-name="P42"><text:span text:style-name="T13"/></text:p>
      <text:p text:style-name="P44"><text:span text:style-name="T38">I</text:span><text:span text:style-name="T13">f you have some proof `f` </text:span><text:span text:style-name="T34">in an arbitrary </text:span><text:span text:style-name="T35">computational</text:span><text:span text:style-name="T34"> logic</text:span><text:span text:style-name="T13"> and a proof criteria `h` then the solutions `x` are </text:span><text:span text:style-name="T36">defined by the sub-type</text:span><text:span text:style-name="T13">:</text:span></text:p>
      <text:p text:style-name="P47"><text:span text:style-name="T13"/></text:p>
      <text:p text:style-name="P47"><text:span text:style-name="T13"><text:tab/></text:span><text:span text:style-name="T32">x : [</text:span><text:span text:style-name="T13">h . </text:span><text:span text:style-name="T32">f] true</text:span></text:p>
      <text:p text:style-name="P44"><text:span text:style-name="T13"/></text:p>
      <text:p text:style-name="P46"><text:span text:style-name="T13">Which is equivalent to:</text:span></text:p>
      <text:p text:style-name="P47"/>
      <text:p text:style-name="P45"><text:span text:style-name="T13"><text:tab/>x : [f] [h] true</text:span></text:p>
      <text:p text:style-name="P1"/>
      <text:p text:style-name="P50">This is pretty basic in path semantics and used everywhere, but previously it was not understood <text:span text:style-name="T48">why</text:span>.</text:p>
      <text:p text:style-name="P48">The rest of this paper <text:span text:style-name="T55">shows</text:span> why this true <text:span text:style-name="T55">and meaningful</text:span>.</text:p>
      <text:p text:style-name="P1"/>
      <text:p text:style-name="P1">In propositional logic, <text:span text:style-name="T2">it is well known that a proof is a tautology, meaning the proof is true for all `false/true` combinations of the arguments. It is worth noticing that the human intuition when reading a proof is taking the conclusion to be true when the assumptions are true. This is because assumptions and conclusion is connected by material implication `→`.</text:span></text:p>
      <text:p text:style-name="P1"/>
      <text:p text:style-name="P1"><text:tab/><text:span text:style-name="T3">((P → Q) ∧ P) → Q<text:tab/><text:tab/><text:tab/>proof of material implication using material implication</text:span></text:p>
      <text:p text:style-name="P1"/>
      <text:p text:style-name="P4"/>
      <text:p text:style-name="P52"><text:span text:style-name="T12">One can replace material implication with other functions to prove other things, such as equality.</text:span></text:p>
      <text:p text:style-name="P1"/>
      <text:p text:style-name="P1"><text:tab/>¬<text:span text:style-name="T3">(P ∧ Q) = ¬P ∨ ¬Q<text:tab/><text:tab/><text:tab/>proof of one of DeMorgan’s law using equality</text:span></text:p>
      <text:p text:style-name="P6"/>
      <text:p text:style-name="P7">The proofs are checked simply by evaluating <text:span text:style-name="T53">the expression </text:span>for all values:</text:p>
      <text:p text:style-name="P7"/>
      <text:p text:style-name="P7"><text:tab/>∀ P, Q : bool { ((P → Q) ∧ P) → Q }</text:p>
      <text:p text:style-name="P8"><text:tab/>∀ P, Q : bool <text:span text:style-name="T4">{ ¬</text:span>(P ∧ Q) = ¬P ∨ ¬Q <text:span text:style-name="T4">}</text:span></text:p>
      <text:p text:style-name="P7"/>
      <text:p text:style-name="P11">It is called a tautology because it returns `true` for all values.</text:p>
      <text:p text:style-name="P7"/>
      <text:p text:style-name="P7">DeMorgan’s law<text:span text:style-name="T4">s</text:span> corresponds to two symmetric path in path semantics:</text:p>
      <text:p text:style-name="P7"/>
      <text:p text:style-name="P8"><text:tab/>and[not] &lt;=&gt; or<text:tab/><text:tab/><text:span text:style-name="T1">¬</text:span>(P ∧ Q) = ¬P ∨ ¬Q</text:p>
      <text:p text:style-name="P8"><text:tab/>or[not] &lt;=&gt; and<text:tab/><text:tab/><text:span text:style-name="T1">¬(P </text:span>∨ <text:span text:style-name="T4">Q) = </text:span>¬<text:span text:style-name="T4">P </text:span>∧ ¬<text:span text:style-name="T4">Q</text:span></text:p>
      <text:p text:style-name="P3"/>
      <text:p text:style-name="P10"><text:span text:style-name="T53">In path semantics, a</text:span> proof in propositional logic is thought of as a boolean function <text:span text:style-name="T53">of `N` arguments</text:span>.</text:p>
      <text:p text:style-name="P10"/>
      <text:p text:style-name="P10">For example, <text:span text:style-name="T5">the proof of material implication is a boolean function of two arguments:</text:span></text:p>
      <text:p text:style-name="P7"/>
      <text:p text:style-name="P9"><text:tab/><text:span text:style-name="T5">\(P, Q : bool) = </text:span>((P → Q) ∧ P) → Q</text:p>
      <text:p text:style-name="P9"/>
      <text:p text:style-name="P13">By using a function instead of for-all quantifier (<text:span text:style-name="T3">∀</text:span>), one can <text:span text:style-name="T53">use it to</text:span> study partial proofs. A partial proof has some input <text:span text:style-name="T12">that makes the boolean function return `false`. With other words, it is not always true, but only true for a sub-type of its input.</text:span></text:p>
      <text:p text:style-name="P13"/>
      <text:p text:style-name="P13"><text:span text:style-name="T12">In path semantics, a total proof in logic has an existential path logically equivalent to `id`:</text:span></text:p>
      <text:p text:style-name="P12"/>
      <text:p text:style-name="P12"><text:tab/>∃<text:span text:style-name="T12">f &lt;=&gt; </text:span><text:span text:style-name="T14">id</text:span></text:p>
      <text:p text:style-name="P14"/>
      <text:p text:style-name="P14"><text:tab/>f : A → bool</text:p>
      <text:p text:style-name="P14"><text:tab/>id := \(x : bool) = x</text:p>
      <text:p text:style-name="P14"/>
      <text:p text:style-name="P15"><text:span text:style-name="T13">This means that the function returns `true` and does not return `false`.</text:span></text:p>
      <text:p text:style-name="P14"/>
      <text:p text:style-name="P15">A total proof in logic is more general than propositional logic, because propositional logic concerns itself only about boolean functions. A boolean function of `N` argument<text:span text:style-name="T53">s</text:span> has the type:</text:p>
      <text:p text:style-name="P15"/>
      <text:p text:style-name="P15"><text:tab/>bool<text:span text:style-name="T39">N</text:span> → bool</text:p>
      <text:p text:style-name="P15"/>
      <text:p text:style-name="P15">The rule for a total proof `f` of `N` arguments in propositional logic is:</text:p>
      <text:p text:style-name="P15"/>
      <text:p text:style-name="P15"><text:tab/>f &lt;=&gt; true<text:span text:style-name="T6">N</text:span></text:p>
      <text:p text:style-name="P15"/>
      <text:p text:style-name="P15"><text:tab/>true<text:span text:style-name="T6">N</text:span> := \(_ : bool<text:span text:style-name="T39">N</text:span>) = true</text:p>
      <text:p text:style-name="P15"/>
      <text:p text:style-name="P15"/>
      <text:p text:style-name="P53">In path semantics, one can <text:span text:style-name="T53">do theorem proving in other kinds of logic by</text:span> replac<text:span text:style-name="T53">ing</text:span> `bool<text:span text:style-name="T39">N</text:span>` with any other type. This means the rule above is no longer valid. <text:span text:style-name="T53">Instead one uses the following trick:</text:span></text:p>
      <text:p text:style-name="P15"/>
      <text:p text:style-name="P15"><text:tab/>∃<text:span text:style-name="T44">true</text:span><text:span text:style-name="T7">N</text:span><text:span text:style-name="T44"> &lt;=&gt; id</text:span></text:p>
      <text:p text:style-name="P15"/>
      <text:p text:style-name="P16">The existential path defines the behavior of the output while ignoring the input type. Therefore, one can use the more general rule:</text:p>
      <text:p text:style-name="P16"/>
      <text:p text:style-name="P16"><text:tab/><text:span text:style-name="T5">∃f &lt;=&gt; </text:span><text:span text:style-name="T14">id</text:span></text:p>
      <text:p text:style-name="P16"><text:span text:style-name="T14"/></text:p>
      <text:p text:style-name="P16"><text:span text:style-name="T13">The only difference between a total proof and a partial proof is by adding a domain constraint:</text:span></text:p>
      <text:p text:style-name="P16"><text:span text:style-name="T13"/></text:p>
      <text:p text:style-name="P16"><text:span text:style-name="T13"><text:tab/></text:span><text:span text:style-name="T15">∃f</text:span><text:span text:style-name="T13">{</text:span><text:span text:style-name="T16">g</text:span><text:span text:style-name="T13">}</text:span><text:span text:style-name="T15"> &lt;=&gt; </text:span><text:span text:style-name="T14">id</text:span></text:p>
      <text:p text:style-name="P16"><text:span text:style-name="T13"/></text:p>
      <text:p text:style-name="P16"><text:span text:style-name="T13"><text:tab/></text:span><text:span text:style-name="T16">g </text:span><text:span text:style-name="T13">: A → bool</text:span></text:p>
      <text:p text:style-name="P16"><text:span text:style-name="T13"/></text:p>
      <text:p text:style-name="P16"><text:span text:style-name="T13">A universal existential path is a higher order path semantical function that can take an arbitrary domain constraint and return the existential path:</text:span></text:p>
      <text:p text:style-name="P16"><text:span text:style-name="T13"/></text:p>
      <text:p text:style-name="P16"><text:span text:style-name="T13"><text:tab/></text:span><text:span text:style-name="T15">∃f</text:span><text:span text:style-name="T13">{} : (A → bool) → (B → bool)</text:span></text:p>
      <text:p text:style-name="P16"/>
      <text:p text:style-name="P16"><text:span text:style-name="T13"><text:tab/>f : A → B</text:span></text:p>
      <text:p text:style-name="P16"><text:span text:style-name="T13"/></text:p>
      <text:p text:style-name="P18">Universal existential paths <text:span text:style-name="T53">are used as</text:span> oracle<text:span text:style-name="T53">s</text:span> to reason about perfect/<text:span text:style-name="T54">optimal</text:span> problem solvers.</text:p>
      <text:p text:style-name="P18"/>
      <text:p text:style-name="P18"><text:span text:style-name="T45">F</text:span>or theorem proving, one would like to do find the largest domain constraint <text:span text:style-name="T45">such that the existential path is logically equivalent to `id`</text:span>:</text:p>
      <text:p text:style-name="P18"/>
      <text:p text:style-name="P18"><text:tab/><text:span text:style-name="T46">g</text:span><text:span text:style-name="T8">max</text:span><text:span text:style-name="T46"> = </text:span>argmax g : [∃f{}] id { |g| }</text:p>
      <text:p text:style-name="P18"/>
      <text:p text:style-name="P19">This finds a function `g<text:span text:style-name="T8">max</text:span>` that tells whether some input configuration to the proof makes it return `true`. <text:span text:style-name="T46">The proof is total w</text:span>hen all input configurations <text:span text:style-name="T46">hold, which is equivalent to:</text:span></text:p>
      <text:p text:style-name="P19"/>
      <text:p text:style-name="P19"><text:tab/>g<text:span text:style-name="T8">max</text:span> &lt;=&gt; true<text:span text:style-name="T6">A</text:span></text:p>
      <text:p text:style-name="P19"/>
      <text:p text:style-name="P19"><text:tab/>true<text:span text:style-name="T6">A</text:span> := \(_ : A) = true</text:p>
      <text:p text:style-name="P19"/>
      <text:p text:style-name="P20">Yet, <text:span text:style-name="T46">this </text:span>is not <text:span text:style-name="T46">fully </text:span>satisfactory. <text:span text:style-name="T46">So far, only proofs in logic have been discussed. One would like to go beyond classical logic to other kinds of logic.</text:span></text:p>
      <text:p text:style-name="P20"/>
      <text:p text:style-name="P20">For example, in proofs of probabilistic logic <text:span text:style-name="T46">it is not very interesting to know something to be 100% true, since this often can be proven in classical logic. Instead one would like to know when something is e.g. 95-100% true.</text:span></text:p>
      <text:p text:style-name="P20"/>
      <text:p text:style-name="P21"/>
      <text:p text:style-name="P54">This is where inverse universal existential paths come in. An inverse universal existential path takes an arbitrary function `h` that defines the criteria for the proof, and returns a function `g<text:span text:style-name="T6">max</text:span>` <text:span text:style-name="T47">that returns `true` for all input configurations where the criteria holds, and `false` otherwise:</text:span></text:p>
      <text:p text:style-name="P20"/>
      <text:p text:style-name="P17"><text:span text:style-name="T15"><text:tab/>∃</text:span><text:span text:style-name="T40">-</text:span><text:span text:style-name="T41">1</text:span><text:span text:style-name="T17">f{} := \(h : B → bool) = </text:span><text:span text:style-name="T16">argmax g : [∃f{}] </text:span><text:span text:style-name="T17">h</text:span><text:span text:style-name="T16"> { |g| }</text:span></text:p>
      <text:p text:style-name="P17"><text:span text:style-name="T16"/></text:p>
      <text:p text:style-name="P22"><text:span text:style-name="T16">F</text:span><text:span text:style-name="T13">or example, in probabilistic logic, one can get the </text:span><text:span text:style-name="T18">function `g</text:span><text:span text:style-name="T9">max</text:span><text:span text:style-name="T18">` that defines the configuration of assumptions such that the proof `f` holds in the confidence interval 95-100%:</text:span></text:p>
      <text:p text:style-name="P22"><text:span text:style-name="T13"/></text:p>
      <text:p text:style-name="P22"><text:span text:style-name="T13"><text:tab/>g</text:span><text:span text:style-name="T6">max</text:span><text:span text:style-name="T13"> := (</text:span><text:span text:style-name="T15">∃</text:span><text:span text:style-name="T40">-</text:span><text:span text:style-name="T41">1</text:span><text:span text:style-name="T17">f{}</text:span><text:span text:style-name="T13">)((&gt;= 0.95))</text:span></text:p>
      <text:p text:style-name="P22"><text:span text:style-name="T13"/></text:p>
      <text:p text:style-name="P22"><text:span text:style-name="T13"><text:tab/></text:span><text:span text:style-name="T18">x : [g</text:span><text:span text:style-name="T9">max</text:span><text:span text:style-name="T18">] true<text:tab/><text:tab/>`x` is some sub-type such that `f` is 95-100% true</text:span></text:p>
      <text:p text:style-name="P22"><text:span text:style-name="T18"><text:tab/></text:span><text:span text:style-name="T19">f : X → prob<text:tab/><text:tab/>`f` is some probabilistic proof, a probability distribution over `X`</text:span></text:p>
      <text:p text:style-name="P22"><text:span text:style-name="T13"/></text:p>
      <text:p text:style-name="P23"><text:span text:style-name="T13">Notice that the word “assumption” is used about the configuration even the proof itself might not contain material implication. </text:span><text:span text:style-name="T19">This is because the relationship between input configuration and output criteria gives a natural interpretation that corresponds to assumptions and conclusion.</text:span></text:p>
      <text:p text:style-name="P23"><text:span text:style-name="T19"/></text:p>
      <text:p text:style-name="P23"><text:span text:style-name="T20">In logic, if one uses false assumption</text:span><text:span text:style-name="T21">s</text:span><text:span text:style-name="T20">, any conclusion follows. Here, for any impossible proof criteria </text:span><text:span text:style-name="T21">there is no input configuration that satisfies the proof, such that `g</text:span><text:span text:style-name="T11">max</text:span><text:span text:style-name="T21">` returns `false` for all inputs:</text:span></text:p>
      <text:p text:style-name="P23"><text:span text:style-name="T20"/></text:p>
      <text:p text:style-name="P24"><text:span text:style-name="T20"><text:tab/></text:span><text:span text:style-name="T24">(</text:span><text:span text:style-name="T15">∃</text:span><text:span text:style-name="T40">-</text:span><text:span text:style-name="T41">1</text:span><text:span text:style-name="T17">f{}</text:span><text:span text:style-name="T24">)(h) &lt;=&gt; </text:span><text:span text:style-name="T20">g</text:span><text:span text:style-name="T10">max</text:span><text:span text:style-name="T20"> &lt;=&gt; false</text:span><text:span text:style-name="T10">A</text:span><text:span text:style-name="T20"><text:tab/><text:tab/></text:span><text:span text:style-name="T21">The proof criteria is impossible</text:span></text:p>
      <text:p text:style-name="P25"><text:span text:style-name="T13"/></text:p>
      <text:p text:style-name="P29"><text:span text:style-name="T13">This means one can remove assumptions from inside the proof to make the inverse universal existential path tell what assumptions are missing. When moving the missing assumption inside the proof, one gets a tautology in logic. False assumptions are avoided by under-constraining the proof, using fewer assumptions when possible.</text:span></text:p>
      <text:p text:style-name="P29"><text:span text:style-name="T21"/></text:p>
      <text:p text:style-name="P29"><text:span text:style-name="T21">For example, </text:span><text:span text:style-name="T13">in the proof of material implication, remove `P`</text:span><text:span text:style-name="T21"> </text:span><text:span text:style-name="T13">from the assumptions inside the proof</text:span><text:span text:style-name="T21">:</text:span></text:p>
      <text:p text:style-name="P26"><text:span text:style-name="T13"/></text:p>
      <text:p text:style-name="P26"><text:span text:style-name="T13"><text:tab/></text:span><text:span text:style-name="T23">f := \(P, Q : bool) = </text:span><text:span text:style-name="T22">(P → Q) → Q</text:span></text:p>
      <text:p text:style-name="P26"><text:span text:style-name="T22"/></text:p>
      <text:p text:style-name="P28"><text:span text:style-name="T22">N</text:span><text:span text:style-name="T13">ext, create a truth table:</text:span></text:p>
      <text:p text:style-name="P26"><text:span text:style-name="T22"/></text:p>
      <text:p text:style-name="P26"><text:span text:style-name="T22"><text:tab/></text:span><text:span text:style-name="T23">P<text:tab/>Q<text:tab/>P → Q<text:tab/><text:tab/>(P → Q) → Q</text:span></text:p>
      <text:p text:style-name="P26"><text:span text:style-name="T23"><text:tab/>0<text:tab/>0<text:tab/>1<text:tab/><text:tab/>0<text:tab/></text:span></text:p>
      <text:p text:style-name="P26"><text:span text:style-name="T23"><text:tab/>0<text:tab/>1<text:tab/>1<text:tab/><text:tab/>1<text:tab/><text:tab/><text:tab/></text:span><text:span text:style-name="T24">¬P ∧ Q is true</text:span></text:p>
      <text:p text:style-name="P26"><text:span text:style-name="T23"><text:tab/>1<text:tab/>0<text:tab/>0<text:tab/><text:tab/>1<text:tab/><text:tab/><text:tab/></text:span><text:span text:style-name="T24">P is true</text:span></text:p>
      <text:p text:style-name="P26"><text:span text:style-name="T23"><text:tab/>1<text:tab/>1<text:tab/>1<text:tab/><text:tab/>1<text:tab/><text:tab/><text:tab/></text:span><text:span text:style-name="T24">P is true</text:span></text:p>
      <text:p text:style-name="P26"><text:span text:style-name="T22"/></text:p>
      <text:p text:style-name="P26"><text:span text:style-name="T22">T</text:span><text:span text:style-name="T13">he </text:span><text:span text:style-name="T24">proof is true</text:span><text:span text:style-name="T13"> </text:span><text:span text:style-name="T24">when</text:span><text:span text:style-name="T13">:</text:span></text:p>
      <text:p text:style-name="P26"><text:span text:style-name="T13"/></text:p>
      <text:p text:style-name="P27"><text:span text:style-name="T13"><text:tab/></text:span><text:span text:style-name="T24">(</text:span><text:span text:style-name="T15">∃</text:span><text:span text:style-name="T40">-</text:span><text:span text:style-name="T41">1</text:span><text:span text:style-name="T17">f{}</text:span><text:span text:style-name="T24">)((= true)) &lt;=&gt; \(P, Q : bool) = </text:span><text:span text:style-name="T13">P ∨ ¬</text:span><text:span text:style-name="T24">P ∧ Q</text:span></text:p>
      <text:p text:style-name="P26"><text:span text:style-name="T23"/></text:p>
      <text:p text:style-name="P30"><text:span text:style-name="T23"/></text:p>
      <text:p text:style-name="P51"><text:span text:style-name="T23">A</text:span><text:span text:style-name="T13">nother example, trying to prove something impossible:</text:span></text:p>
      <text:p text:style-name="P30"><text:span text:style-name="T13"/></text:p>
      <text:p text:style-name="P30"><text:span text:style-name="T13"><text:tab/>f := \(P : bool) = P ∧ ¬P</text:span></text:p>
      <text:p text:style-name="P30"><text:span text:style-name="T13"/></text:p>
      <text:p text:style-name="P30"><text:span text:style-name="T13"><text:tab/>P<text:tab/>¬P<text:tab/>P ∧ ¬P</text:span></text:p>
      <text:p text:style-name="P30"><text:span text:style-name="T13"><text:tab/>0<text:tab/>1<text:tab/>0</text:span></text:p>
      <text:p text:style-name="P30"><text:span text:style-name="T13"><text:tab/>1<text:tab/>0<text:tab/>0</text:span></text:p>
      <text:p text:style-name="P30"><text:span text:style-name="T13"/></text:p>
      <text:p text:style-name="P30"><text:span text:style-name="T13"><text:tab/>(</text:span><text:span text:style-name="T15">∃</text:span><text:span text:style-name="T40">-</text:span><text:span text:style-name="T41">1</text:span><text:span text:style-name="T17">f{}</text:span><text:span text:style-name="T13">)((= true)) &lt;=&gt; false</text:span><text:span text:style-name="T6">1</text:span></text:p>
      <text:p text:style-name="P30"><text:span text:style-name="T13"/></text:p>
      <text:p text:style-name="P30"><text:span text:style-name="T26">A</text:span><text:span text:style-name="T13"> simple example in probabilistic logic:</text:span></text:p>
      <text:p text:style-name="P30"><text:span text:style-name="T13"/></text:p>
      <text:p text:style-name="P30"><text:span text:style-name="T13"><text:tab/>f := \(x : prob) = x</text:span></text:p>
      <text:p text:style-name="P30"><text:span text:style-name="T13"/></text:p>
      <text:p text:style-name="P30"><text:span text:style-name="T13"><text:tab/>(</text:span><text:span text:style-name="T15">∃</text:span><text:span text:style-name="T40">-</text:span><text:span text:style-name="T41">1</text:span><text:span text:style-name="T17">f{}</text:span><text:span text:style-name="T13">)((&gt;= 0.95)) &lt;=&gt; (&gt;= 0.95)</text:span></text:p>
      <text:p text:style-name="P30"><text:span text:style-name="T13"/></text:p>
      <text:p text:style-name="P31"><text:span text:style-name="T13">Another example:</text:span></text:p>
      <text:p text:style-name="P31"><text:span text:style-name="T13"/></text:p>
      <text:p text:style-name="P32"><text:span text:style-name="T13"><text:tab/>f := \(x, y : prob) = </text:span><text:span text:style-name="T22">(</text:span><text:span text:style-name="T25">x</text:span><text:span text:style-name="T22"> → </text:span><text:span text:style-name="T25">y</text:span><text:span text:style-name="T22">) → </text:span><text:span text:style-name="T25">y</text:span></text:p>
      <text:p text:style-name="P32"><text:span text:style-name="T13"><text:tab/></text:span><text:span text:style-name="T30">(</text:span><text:span text:style-name="T31">x</text:span><text:span text:style-name="T30"> → </text:span><text:span text:style-name="T31">y</text:span><text:span text:style-name="T30">) → </text:span><text:span text:style-name="T31">y</text:span></text:p>
      <text:p text:style-name="P39"><text:span text:style-name="T25"><text:tab/>1 – (x → y)(1 – y)</text:span></text:p>
      <text:p text:style-name="P39"><text:span text:style-name="T25"><text:tab/>1 – (1 – x(1 – y))(1 – y)</text:span></text:p>
      <text:p text:style-name="P39"><text:span text:style-name="T25"><text:tab/>1 – (1 – x + xy)(1 – y)</text:span></text:p>
      <text:p text:style-name="P40"><text:span text:style-name="T13"><text:tab/>1 – (1 – x – y + 2xy – xy</text:span><text:span text:style-name="T39">2</text:span><text:span text:style-name="T13">)</text:span></text:p>
      <text:p text:style-name="P35"><text:span text:style-name="T29"><text:tab/>x + y – 2xy + xy</text:span><text:span text:style-name="T43">2</text:span></text:p>
      <text:p text:style-name="P33"><text:span text:style-name="T13"><text:tab/></text:span><text:span text:style-name="T24">(</text:span><text:span text:style-name="T15">∃</text:span><text:span text:style-name="T40">-</text:span><text:span text:style-name="T41">1</text:span><text:span text:style-name="T17">f{}</text:span><text:span text:style-name="T24">)((&gt;= 0.95)) </text:span><text:span text:style-name="T13">&lt;=&gt; \(x, y : prob) = </text:span><text:span text:style-name="T25">x + y – 2xy + xy</text:span><text:span text:style-name="T42">2</text:span><text:span text:style-name="T25"> &gt;= 0.95</text:span></text:p>
      <text:p text:style-name="P34"><text:span text:style-name="T13"/></text:p>
      <text:p text:style-name="P38"><text:span text:style-name="T13">Notice how straightforward it is to </text:span><text:span text:style-name="T27">use probabilistic logic in this case.</text:span></text:p>
      <text:p text:style-name="P38"><text:span text:style-name="T27"/></text:p>
      <text:p text:style-name="P38"><text:span text:style-name="T28">Actually, it is just </text:span><text:span text:style-name="T37">function </text:span><text:span text:style-name="T28">composition </text:span><text:span text:style-name="T37">that constructs an ordinary condition</text:span><text:span text:style-name="T28">:</text:span></text:p>
      <text:p text:style-name="P36"><text:span text:style-name="T27"/></text:p>
      <text:p text:style-name="P37"><text:span text:style-name="T27"><text:tab/></text:span><text:span text:style-name="T24">(</text:span><text:span text:style-name="T15">∃</text:span><text:span text:style-name="T40">-</text:span><text:span text:style-name="T41">1</text:span><text:span text:style-name="T17">f{}</text:span><text:span text:style-name="T24">)(h) </text:span><text:span text:style-name="T28">&lt;=&gt; h . f</text:span></text:p>
      <text:p text:style-name="P37"><text:span text:style-name="T28"/></text:p>
      <text:p text:style-name="P41"><text:span text:style-name="T13">This holds for all proofs, both in classical logic, </text:span><text:span text:style-name="T32">probabilistic logic and other kinds of logic </text:span><text:span text:style-name="T38">which truth is </text:span><text:span text:style-name="T37">grounde</text:span><text:span text:style-name="T38">d in computation</text:span><text:span text:style-name="T32">.</text:span></text:p>
      <text:p text:style-name="P41"><text:span text:style-name="T32"/></text:p>
      <text:p text:style-name="P42"><text:span text:style-name="T32"><text:tab/></text:span><text:span text:style-name="T15">∃</text:span><text:span text:style-name="T40">-</text:span><text:span text:style-name="T41">1</text:span><text:span text:style-name="T17">f{}</text:span><text:span text:style-name="T24"> :</text:span><text:span text:style-name="T32">= \</text:span><text:span text:style-name="T24">(h) </text:span><text:span text:style-name="T32">=</text:span><text:span text:style-name="T13"> h . f</text:span></text:p>
      <text:p text:style-name="P49"><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20:49:04.827348000</meta:creation-date>
    <dc:date>2017-11-13T03:00:27.401919000</dc:date>
    <meta:editing-duration>PT9M49S</meta:editing-duration>
    <meta:editing-cycles>1</meta:editing-cycles>
    <meta:document-statistic meta:table-count="0" meta:image-count="0" meta:object-count="0" meta:page-count="5" meta:paragraph-count="99" meta:word-count="1390" meta:character-count="7510" meta:non-whitespace-character-count="6127"/>
    <meta:generator>LibreOffice/5.1.2.2$MacOSX_X86_64 LibreOffice_project/d3bf12ecb743fc0d20e0be0c58ca359301eb705f</meta:generator>
  </office:meta>
</office:document-meta>
</file>